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zardPanelFinish.onSubm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WizardPanelFinish.newNextButton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WizardPanelFinish.getObject( 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zardPanelFinish.WizardPanelFinish( String id , I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